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35-3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DEMNATION OF EDOM (35:1-15; 36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NDEMNATION OF EDOM (35:1-15; 36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rversions of Edom (35:5, 10-13; 36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rversions of Edom (35:5, 10-13; 36:1-5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hate and betray Israel (35: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plan to occupy Israel (35: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slander Israel (35:11-12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y slander God (35:13; 36:1-5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CONDEMNATION OF EDOM (35:1-15; 36:1-7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perversions of Edom (35:5, 10-13; 36:1-5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punishment of Edom (35:1-4, 6-9, 14-15; 36:6-7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punishment of Edom (35:1-4, 6-9, 14-15; 36:6-7)<text:s text:c="1"/></text:span><text:span text:style-name="a488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o be smashed by God's fist (35:1-4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o suffer a bloodbath (35:6-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o be wiped out (35:14-1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o be filled with shame (36:6-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THE CONDEMNATION OF EDOM (35:1-15; 36:1-7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perversions of Edom (35:5, 10-13; 36:1-5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unishment of Edom (35:1-4, 6-9, 14-15; 36:6-7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ZEKIEL 35-37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CONDEMNATION OF EDOM (35:1-15; 36:1-7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SALVATION OF ISRAEL (36:8-37:28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SALVATION OF ISRAEL (36:8-37:28)<text:s text:c="1"/></text:span><text:span text:style-name="a539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sin (36:16-17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scattering (36:18-1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slander (36:20-21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solution (36:8-15, 22-38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solution (36:8-15, 22-38):<text:s text:c="1"/></text:span><text:span text:style-name="a560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e will give Israel crops (36:8-1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will keep other nations from devouring Israel (36:13-1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will regather his people from among the nations (36:22-2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e will regenerate his people, giving them new hearts (36:25-2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e will restore his people, allowing them to rebuild their cities and harvest their crops (36:28-38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SALVATION OF ISRAEL (36:8-37:28)<text:s text:c="1"/></text:span><text:span text:style-name="a584" text:class-names=""/></text:p>
          </draw:text-box>
          <svg:title/>
          <svg:desc/>
        </draw:frame>
        <draw:frame draw:id="id102" presentation:style-name="a605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sin (36:16-17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scattering (36:18-19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slander (36:20-21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solution (36:8-15, 22-38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symbols (37:1-28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1" draw:style-name="a606" draw:master-page-name="Master1-Layout1-title-Title-Slide" presentation:presentation-page-layout-name="Master1-PPL1" draw:id="Slide-266">
        <draw:frame draw:id="id103" presentation:style-name="a610" draw:name="Title 1" svg:x="1.38in" svg:y="0.83in" svg:width="10.3in" svg:height="4.42in" presentation:class="title" presentation:placeholder="false">
          <draw:text-box>
            <text:p text:style-name="a609" text:class-names="" text:cond-style-name=""><text:span text:style-name="a607" text:class-names=""><text:s text:c="1"/>The symbols (37:1-28):<text:s text:c="1"/></text:span><text:span text:style-name="a608" text:class-names=""/></text:p>
          </draw:text-box>
          <svg:title/>
          <svg:desc/>
        </draw:frame>
        <draw:frame draw:id="id104" presentation:style-name="a615" draw:name="Subtitle 2" svg:x="1.38in" svg:y="5.25in" svg:width="10.3in" svg:height="1.85in" presentation:class="subtitle" presentation:placeholder="false">
          <draw:text-box>
            <text:p text:style-name="a612" text:class-names="" text:cond-style-name=""><text:span text:style-name="a611" text:class-names=""><text:s text:c="1"/>The symbol of the skeletons, illustrating Israel's resurrection (37:1-14)<text:s text:c="1"/></text:span></text:p>
            <text:p text:style-name="a614" text:class-names="" text:cond-style-name=""><text:span text:style-name="a613" text:class-names=""/></text:p>
          </draw:text-box>
          <svg:title/>
          <svg:desc/>
        </draw:frame>
      </draw:page>
      <draw:page draw:name="Slide12" draw:style-name="a616" draw:master-page-name="Master1-Layout12-tx-Title-and-Text" presentation:presentation-page-layout-name="Master1-PPL12" draw:id="Slide-267">
        <draw:frame draw:id="id105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The symbol of the skeletons, illustrating Israel's resurrection (37:1-14)<text:s text:c="1"/></text:span><text:span text:style-name="a618" text:class-names=""/></text:p>
          </draw:text-box>
          <svg:title/>
          <svg:desc/>
        </draw:frame>
        <draw:frame draw:id="id106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miracle of the dead bones (37:1-10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meaning of the dead bones (37:11-14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3" draw:style-name="a631" draw:master-page-name="Master1-Layout12-tx-Title-and-Text" presentation:presentation-page-layout-name="Master1-PPL12" draw:id="Slide-268">
        <draw:frame draw:id="id107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The symbols (37:1-28):<text:s text:c="1"/></text:span><text:span text:style-name="a633" text:class-names=""/></text:p>
          </draw:text-box>
          <svg:title/>
          <svg:desc/>
        </draw:frame>
        <draw:frame draw:id="id108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The symbol of the skeletons, illustrating Israel's resurrection (37:1-1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symbol of the two sticks, illustrating Israel's reunion (37:15-28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4" draw:style-name="a646" draw:master-page-name="Master1-Layout12-tx-Title-and-Text" presentation:presentation-page-layout-name="Master1-PPL12" draw:id="Slide-269">
        <draw:frame draw:id="id109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symbol of the two sticks, illustrating Israel's reunion (37:15-28)<text:s text:c="1"/></text:span><text:span text:style-name="a648" text:class-names=""/></text:p>
          </draw:text-box>
          <svg:title/>
          <svg:desc/>
        </draw:frame>
        <draw:frame draw:id="id110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merging (37:15-17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meaning (37:18-23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monarchy (37:24-2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mercy (37:26-28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5" draw:style-name="a667" draw:master-page-name="Master1-Layout12-tx-Title-and-Text" presentation:presentation-page-layout-name="Master1-PPL12" draw:id="Slide-270">
        <draw:frame draw:id="id111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The symbols (37:1-28):<text:s text:c="1"/></text:span><text:span text:style-name="a669" text:class-names=""/></text:p>
          </draw:text-box>
          <svg:title/>
          <svg:desc/>
        </draw:frame>
        <draw:frame draw:id="id112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symbol of the skeletons, illustrating Israel's resurrection (37:1-14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symbol of the two sticks, illustrating Israel's reunion (37:15-28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6" draw:style-name="a682" draw:master-page-name="Master1-Layout12-tx-Title-and-Text" presentation:presentation-page-layout-name="Master1-PPL12" draw:id="Slide-271">
        <draw:frame draw:id="id113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THE SALVATION OF ISRAEL (36:8-37:28)<text:s text:c="1"/></text:span><text:span text:style-name="a684" text:class-names=""/></text:p>
          </draw:text-box>
          <svg:title/>
          <svg:desc/>
        </draw:frame>
        <draw:frame draw:id="id114" presentation:style-name="a705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<text:s text:c="1"/>The sin (36:16-17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The scattering (36:18-19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slander (36:20-21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solution (36:8-15, 22-38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symbols (37:1-28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7" draw:style-name="a706" draw:master-page-name="Master1-Layout12-tx-Title-and-Text" presentation:presentation-page-layout-name="Master1-PPL12" draw:id="Slide-272">
        <draw:frame draw:id="id115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EZEKIEL 35-37</text:span><text:span text:style-name="a708" text:class-names=""/></text:p>
          </draw:text-box>
          <svg:title/>
          <svg:desc/>
        </draw:frame>
        <draw:frame draw:id="id116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THE CONDEMNATION OF EDOM (35:1-15; 36:1-7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THE SALVATION OF ISRAEL (36:8-37:28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35-37</dc:title>
    <meta:initial-creator>David STRICKLAND</meta:initial-creator>
    <dc:creator>David STRICKLAND</dc:creator>
    <meta:creation-date>2020-02-23T23:12:35Z</meta:creation-date>
    <dc:date>2020-02-23T23:12:35Z</dc:date>
    <meta:template xlink:href="BibleStudy" xlink:type="simple"/>
    <meta:editing-cycles>1</meta:editing-cycles>
    <meta:editing-duration>PT0S</meta:editing-duration>
    <meta:document-statistic meta:paragraph-count="65" meta:word-count="576"/>
  </office:meta>
</office:document-meta>
</file>